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24-01-1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23-01-24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22-01-25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20-01-15 0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19-01-1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18-01-17 1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17-01-1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16-01-1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15-01-12 1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14-01-06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13-01-16 0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1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1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0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0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06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05-01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0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0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0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0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200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9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9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97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9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9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9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9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9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9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9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8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8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8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8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8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8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8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8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</text:p>
          </table:table-cell>
          <table:table-cell office:value-type="string" calcext:value-type="string">
            <text:p>198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